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+[.C4]" office:value-type="float" office:value="33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]+[.C5]" office:value-type="float" office:value="41" calcext:value-type="float">
            <text:p/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E6]+[.C6]" office:value-type="float" office:value="42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E7]+[.C7]" office:value-type="float" office:value="40" calcext:value-type="float"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3:.E7])" office:value-type="float" office:value="21.8" calcext:value-type="float">
            <text:p/>
          </table:table-cell>
          <table:table-cell table:formula="of:=AVERAGE([.F3:.F7])" office:value-type="float" office:value="32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12:.E16])" office:value-type="float" office:value="18.6" calcext:value-type="float">
            <text:p/>
          </table:table-cell>
          <table:table-cell table:formula="of:=AVERAGE([.F12:.F16])" office:value-type="float" office:value="29.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formula="of:=AVERAGE([.E21:.E25])" office:value-type="float" office:value="8.8" calcext:value-type="float">
            <text:p/>
          </table:table-cell>
          <table:table-cell table:formula="of:=AVERAGE([.F21:.F25])" office:value-type="float" office:value="19.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0:.E34])" office:value-type="string" office:string-value="" calcext:value-type="error">
            <text:p/>
          </table:table-cell>
          <table:table-cell table:formula="of:=AVERAGE([.F30:.F34])" office:value-type="string" office:string-value="" calcext:value-type="error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 (prä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9:.E43])" office:value-type="float" office:value="26.2" calcext:value-type="float">
            <text:p/>
          </table:table-cell>
          <table:table-cell table:formula="of:=AVERAGE([.F39:.F43])" office:value-type="float" office:value="37.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48:.E52])" office:value-type="float" office:value="7.4" calcext:value-type="float">
            <text:p/>
          </table:table-cell>
          <table:table-cell table:formula="of:=AVERAGE([.F48:.F52])" office:value-type="float" office:value="18.4" calcext:value-type="floa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22:56.325000000</meta:creation-date>
    <dc:date>2014-05-01T01:00:57.947000000</dc:date>
    <meta:editing-duration>PT36M32S</meta:editing-duration>
    <meta:editing-cycles>18</meta:editing-cycles>
    <meta:generator>LibreOffice/4.2.1.1$Windows_x86 LibreOffice_project/d7dbbd7842e6a58b0f521599204e827654e1fb8b</meta:generator>
    <meta:document-statistic meta:table-count="1" meta:cell-count="262" meta:object-count="0"/>
  </office:meta>
</office:document-meta>
</file>